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list-style-name="">
      <style:text-properties fo:language="zxx" fo:country="none" officeooo:rsid="00301ec1" officeooo:paragraph-rsid="00301ec1" style:language-asian="zxx" style:country-asian="none" style:language-complex="zxx" style:country-complex="none"/>
    </style:style>
    <style:style style:name="P2" style:family="paragraph" style:parent-style-name="Text_20_body">
      <style:paragraph-properties fo:margin-left="0cm" fo:margin-right="0cm" fo:text-align="start" style:justify-single-word="false" fo:orphans="2" fo:widows="2" fo:text-indent="0cm" style:auto-text-indent="false"/>
      <style:text-properties fo:language="zxx" fo:country="none" officeooo:rsid="001a7ecb" officeooo:paragraph-rsid="001a7ecb" style:language-asian="zxx" style:country-asian="none" style:language-complex="zxx" style:country-complex="none"/>
    </style:style>
    <style:style style:name="P3" style:family="paragraph" style:parent-style-name="Text_20_body">
      <style:paragraph-properties fo:margin-left="0cm" fo:margin-right="0cm" fo:text-align="start" style:justify-single-word="false" fo:orphans="2" fo:widows="2" fo:text-indent="0cm" style:auto-text-indent="false"/>
      <style:text-properties fo:language="zxx" fo:country="none" officeooo:rsid="0034974c" officeooo:paragraph-rsid="0034974c" style:language-asian="zxx" style:country-asian="none" style:language-complex="zxx" style:country-complex="none"/>
    </style:style>
    <style:style style:name="P4" style:family="paragraph" style:parent-style-name="Text_20_body">
      <style:text-properties fo:language="zxx" fo:country="none" officeooo:rsid="001a7ecb" officeooo:paragraph-rsid="001a7ecb" style:language-asian="zxx" style:country-asian="none" style:language-complex="zxx" style:country-complex="none"/>
    </style:style>
    <style:style style:name="P5" style:family="paragraph" style:parent-style-name="Heading_20_2">
      <style:text-properties fo:language="zxx" fo:country="none" style:language-asian="zxx" style:country-asian="none" style:language-complex="zxx" style:country-complex="none"/>
    </style:style>
    <style:style style:name="P6" style:family="paragraph" style:parent-style-name="Text_20_body">
      <style:text-properties fo:language="zxx" fo:country="none" officeooo:rsid="002e2f0c" officeooo:paragraph-rsid="002e2f0c" style:language-asian="zxx" style:country-asian="none" style:language-complex="zxx" style:country-complex="none"/>
    </style:style>
    <style:style style:name="P7" style:family="paragraph" style:parent-style-name="Text_20_body">
      <style:paragraph-properties fo:margin-left="0cm" fo:margin-right="0cm" fo:text-align="start" style:justify-single-word="false" fo:orphans="2" fo:widows="2" fo:text-indent="0cm" style:auto-text-indent="false"/>
      <style:text-properties fo:language="zxx" fo:country="none" officeooo:rsid="001a7ecb" officeooo:paragraph-rsid="0034974c" style:language-asian="zxx" style:country-asian="none" style:language-complex="zxx" style:country-complex="none"/>
    </style:style>
    <style:style style:name="P8" style:family="paragraph" style:parent-style-name="Text_20_body">
      <style:paragraph-properties fo:margin-left="0cm" fo:margin-right="0cm" fo:text-align="start" style:justify-single-word="false" fo:orphans="2" fo:widows="2" fo:text-indent="0cm" style:auto-text-indent="false"/>
      <style:text-properties fo:language="zxx" fo:country="none" officeooo:rsid="00320aae" officeooo:paragraph-rsid="0034974c" style:language-asian="zxx" style:country-asian="none" style:language-complex="zxx" style:country-complex="none"/>
    </style:style>
    <style:style style:name="P9" style:family="paragraph" style:parent-style-name="Text_20_body">
      <style:paragraph-properties fo:margin-left="0cm" fo:margin-right="0cm" fo:text-align="start" style:justify-single-word="false" fo:orphans="2" fo:widows="2" fo:text-indent="0cm" style:auto-text-indent="false"/>
      <style:text-properties fo:language="zxx" fo:country="none" officeooo:rsid="003323a6" officeooo:paragraph-rsid="0034974c" style:language-asian="zxx" style:country-asian="none" style:language-complex="zxx" style:country-complex="none"/>
    </style:style>
    <style:style style:name="P10" style:family="paragraph" style:parent-style-name="Text_20_body">
      <style:paragraph-properties fo:margin-left="0cm" fo:margin-right="0cm" fo:text-align="start" style:justify-single-word="false" fo:orphans="2" fo:widows="2" fo:text-indent="0cm" style:auto-text-indent="false"/>
      <style:text-properties fo:language="zxx" fo:country="none" officeooo:rsid="003455f2" officeooo:paragraph-rsid="0034974c" style:language-asian="zxx" style:country-asian="none" style:language-complex="zxx" style:country-complex="none"/>
    </style:style>
    <style:style style:name="P11" style:family="paragraph" style:parent-style-name="Text_20_body">
      <style:paragraph-properties fo:margin-left="0cm" fo:margin-right="0cm" fo:text-align="start" style:justify-single-word="false" fo:orphans="2" fo:widows="2" fo:text-indent="0cm" style:auto-text-indent="false"/>
      <style:text-properties fo:language="zxx" fo:country="none" officeooo:rsid="0034f275" officeooo:paragraph-rsid="0034f275" style:language-asian="zxx" style:country-asian="none" style:language-complex="zxx" style:country-complex="none"/>
    </style:style>
    <style:style style:name="P12" style:family="paragraph" style:parent-style-name="Explicación">
      <style:text-properties fo:language="zxx" fo:country="none" style:language-asian="zxx" style:country-asian="none" style:language-complex="zxx" style:country-complex="none"/>
    </style:style>
    <style:style style:name="P13" style:family="paragraph" style:parent-style-name="Text_20_body" style:list-style-name="L1">
      <style:text-properties fo:language="zxx" fo:country="none" officeooo:rsid="000ac7f6" officeooo:paragraph-rsid="000ac7f6" style:language-asian="zxx" style:country-asian="none" style:language-complex="zxx" style:country-complex="none"/>
    </style:style>
    <style:style style:name="P14" style:family="paragraph" style:parent-style-name="Text_20_body" style:list-style-name="L1">
      <style:text-properties fo:language="zxx" fo:country="none" officeooo:rsid="00355e1e" officeooo:paragraph-rsid="00355e1e" style:language-asian="zxx" style:country-asian="none" style:language-complex="zxx" style:country-complex="none"/>
    </style:style>
    <style:style style:name="P15" style:family="paragraph" style:parent-style-name="Explicación">
      <style:text-properties fo:language="zxx" fo:country="none" officeooo:paragraph-rsid="001e0975" style:language-asian="zxx" style:country-asian="none" style:language-complex="zxx" style:country-complex="none"/>
    </style:style>
    <style:style style:name="P16" style:family="paragraph" style:parent-style-name="Text_20_body">
      <style:paragraph-properties fo:margin-left="0cm" fo:margin-right="0cm" fo:text-align="start" style:justify-single-word="false" fo:orphans="2" fo:widows="2" fo:text-indent="0cm" style:auto-text-indent="false"/>
      <style:text-properties fo:language="zxx" fo:country="none" officeooo:rsid="001a7ecb" officeooo:paragraph-rsid="0035f0db" style:language-asian="zxx" style:country-asian="none" style:language-complex="zxx" style:country-complex="none"/>
    </style:style>
    <style:style style:name="P17" style:family="paragraph" style:parent-style-name="Text_20_body">
      <style:text-properties fo:language="zxx" fo:country="none" officeooo:rsid="0035f0db" officeooo:paragraph-rsid="0035f0db" style:language-asian="zxx" style:country-asian="none" style:language-complex="zxx" style:country-complex="none"/>
    </style:style>
    <style:style style:name="P18" style:family="paragraph" style:parent-style-name="Text_20_body">
      <style:text-properties fo:language="zxx" fo:country="none" fo:font-weight="bold" officeooo:rsid="000dd20f" officeooo:paragraph-rsid="000dd20f" style:language-asian="zxx" style:country-asian="none" style:font-weight-asian="bold" style:language-complex="zxx" style:country-complex="none" style:font-weight-complex="bold"/>
    </style:style>
    <style:style style:name="P19" style:family="paragraph" style:parent-style-name="Text_20_body">
      <style:text-properties fo:language="zxx" fo:country="none" officeooo:rsid="0035f0db" officeooo:paragraph-rsid="0036b081" style:language-asian="zxx" style:country-asian="none" style:language-complex="zxx" style:country-complex="none"/>
    </style:style>
    <style:style style:name="P20" style:family="paragraph" style:parent-style-name="Text_20_body">
      <style:text-properties fo:language="zxx" fo:country="none" officeooo:rsid="000dd20f" officeooo:paragraph-rsid="000dd20f" style:language-asian="zxx" style:country-asian="none" style:language-complex="zxx" style:country-complex="none"/>
    </style:style>
    <style:style style:name="P21" style:family="paragraph" style:parent-style-name="Text_20_body">
      <style:text-properties fo:language="zxx" fo:country="none" officeooo:rsid="0037f0ff" officeooo:paragraph-rsid="0037f0ff" style:language-asian="zxx" style:country-asian="none" style:language-complex="zxx" style:country-complex="none"/>
    </style:style>
    <style:style style:name="P22" style:family="paragraph" style:parent-style-name="Text_20_body">
      <style:text-properties fo:language="zxx" fo:country="none" officeooo:rsid="00389bb9" officeooo:paragraph-rsid="003a8bf6" style:language-asian="zxx" style:country-asian="none" style:language-complex="zxx" style:country-complex="none"/>
    </style:style>
    <style:style style:name="P23" style:family="paragraph" style:parent-style-name="Text_20_body">
      <style:text-properties fo:language="zxx" fo:country="none" officeooo:rsid="0038b612" officeooo:paragraph-rsid="0038b612" style:language-asian="zxx" style:country-asian="none" style:language-complex="zxx" style:country-complex="none"/>
    </style:style>
    <style:style style:name="P24" style:family="paragraph" style:parent-style-name="Text_20_body">
      <style:text-properties fo:language="zxx" fo:country="none" officeooo:rsid="003a8bf6" officeooo:paragraph-rsid="003a8bf6" style:language-asian="zxx" style:country-asian="none" style:language-complex="zxx" style:country-complex="none"/>
    </style:style>
    <style:style style:name="P25" style:family="paragraph" style:parent-style-name="Text_20_body">
      <style:text-properties fo:language="zxx" fo:country="none" officeooo:rsid="003c437c" officeooo:paragraph-rsid="003c437c" style:language-asian="zxx" style:country-asian="none" style:language-complex="zxx" style:country-complex="none"/>
    </style:style>
    <style:style style:name="P26" style:family="paragraph" style:parent-style-name="Text_20_body">
      <style:text-properties fo:language="zxx" fo:country="none" officeooo:rsid="003a8bf6" officeooo:paragraph-rsid="003c437c" style:language-asian="zxx" style:country-asian="none" style:language-complex="zxx" style:country-complex="none"/>
    </style:style>
    <style:style style:name="P27" style:family="paragraph" style:parent-style-name="Text_20_body">
      <style:text-properties fo:language="zxx" fo:country="none" officeooo:rsid="003a8bf6" officeooo:paragraph-rsid="003b39be" style:language-asian="zxx" style:country-asian="none" style:language-complex="zxx" style:country-complex="none"/>
    </style:style>
    <style:style style:name="P28" style:family="paragraph" style:parent-style-name="Text_20_body">
      <style:text-properties fo:language="zxx" fo:country="none" officeooo:rsid="0038b612" officeooo:paragraph-rsid="003b39be" style:language-asian="zxx" style:country-asian="none" style:language-complex="zxx" style:country-complex="none"/>
    </style:style>
    <style:style style:name="P29" style:family="paragraph" style:parent-style-name="Text_20_body">
      <style:text-properties fo:language="zxx" fo:country="none" officeooo:rsid="0037f0ff" officeooo:paragraph-rsid="003b39be" style:language-asian="zxx" style:country-asian="none" style:language-complex="zxx" style:country-complex="none"/>
    </style:style>
    <style:style style:name="P30" style:family="paragraph" style:parent-style-name="Text_20_body">
      <style:text-properties fo:language="zxx" fo:country="none" officeooo:rsid="00394cd9" officeooo:paragraph-rsid="00394cd9" style:language-asian="zxx" style:country-asian="none" style:language-complex="zxx" style:country-complex="none"/>
    </style:style>
    <style:style style:name="P31" style:family="paragraph" style:parent-style-name="Text_20_body">
      <style:text-properties fo:language="zxx" fo:country="none" officeooo:rsid="003e8589" officeooo:paragraph-rsid="003e8589" style:language-asian="zxx" style:country-asian="none" style:language-complex="zxx" style:country-complex="none"/>
    </style:style>
    <style:style style:name="P32" style:family="paragraph" style:parent-style-name="Text_20_body">
      <style:text-properties fo:language="zxx" fo:country="none" officeooo:rsid="003ea4ea" officeooo:paragraph-rsid="003ea4ea" style:language-asian="zxx" style:country-asian="none" style:language-complex="zxx" style:country-complex="none"/>
    </style:style>
    <style:style style:name="P33" style:family="paragraph" style:parent-style-name="Text_20_body">
      <style:text-properties fo:language="zxx" fo:country="none" officeooo:rsid="0037f0ff" officeooo:paragraph-rsid="003ea4ea" style:language-asian="zxx" style:country-asian="none" style:language-complex="zxx" style:country-complex="none"/>
    </style:style>
    <style:style style:name="P34" style:family="paragraph" style:parent-style-name="Text_20_body">
      <style:text-properties fo:language="zxx" fo:country="none" officeooo:rsid="003a8bf6" officeooo:paragraph-rsid="00401e5e" style:language-asian="zxx" style:country-asian="none" style:language-complex="zxx" style:country-complex="none"/>
    </style:style>
    <style:style style:name="P35" style:family="paragraph" style:parent-style-name="Text_20_body">
      <style:text-properties fo:language="zxx" fo:country="none" officeooo:rsid="0038b612" officeooo:paragraph-rsid="00401e5e" style:language-asian="zxx" style:country-asian="none" style:language-complex="zxx" style:country-complex="none"/>
    </style:style>
    <style:style style:name="P36" style:family="paragraph" style:parent-style-name="Text_20_body">
      <style:text-properties fo:language="zxx" fo:country="none" officeooo:rsid="0037f0ff" officeooo:paragraph-rsid="00401e5e" style:language-asian="zxx" style:country-asian="none" style:language-complex="zxx" style:country-complex="none"/>
    </style:style>
    <style:style style:name="P37" style:family="paragraph" style:parent-style-name="Text_20_body">
      <style:text-properties fo:language="zxx" fo:country="none" officeooo:rsid="003c437c" officeooo:paragraph-rsid="00401e5e" style:language-asian="zxx" style:country-asian="none" style:language-complex="zxx" style:country-complex="none"/>
    </style:style>
    <style:style style:name="T1" style:family="text">
      <style:text-properties officeooo:rsid="000bb69b"/>
    </style:style>
    <style:style style:name="T2" style:family="text">
      <style:text-properties officeooo:rsid="003323a6"/>
    </style:style>
    <style:style style:name="T3" style:family="text">
      <style:text-properties officeooo:rsid="003391cf"/>
    </style:style>
    <style:style style:name="T4" style:family="text">
      <style:text-properties officeooo:rsid="0037f0ff"/>
    </style:style>
    <style:style style:name="T5" style:family="text">
      <style:text-properties officeooo:rsid="0029b40e"/>
    </style:style>
    <style:style style:name="T6" style:family="text">
      <style:text-properties officeooo:rsid="00355e1e"/>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officeooo:rsid="00273134"/>
    </style:style>
    <style:style style:name="T9" style:family="text">
      <style:text-properties officeooo:rsid="002809d7"/>
    </style:style>
    <style:style style:name="T10" style:family="text">
      <style:text-properties officeooo:rsid="0034974c"/>
    </style:style>
    <style:style style:name="T11" style:family="text">
      <style:text-properties officeooo:rsid="00320aae"/>
    </style:style>
    <style:style style:name="T12" style:family="text">
      <style:text-properties officeooo:rsid="0036b081"/>
    </style:style>
    <style:style style:name="T13" style:family="text">
      <style:text-properties fo:font-weight="bold" style:font-weight-asian="bold" style:font-weight-complex="bold"/>
    </style:style>
    <style:style style:name="T14" style:family="text">
      <style:text-properties style:text-underline-style="solid" style:text-underline-width="auto" style:text-underline-color="font-color" fo:font-weight="bold" officeooo:rsid="003ce072" style:font-weight-asian="bold" style:font-weight-complex="bold"/>
    </style:style>
    <style:style style:name="T15" style:family="text">
      <style:text-properties style:text-underline-style="solid" style:text-underline-width="auto" style:text-underline-color="font-color" fo:font-weight="bold" officeooo:rsid="0038967c" style:font-weight-asian="bold" style:font-weight-complex="bold"/>
    </style:style>
    <style:style style:name="T16" style:family="text">
      <style:text-properties style:text-underline-style="solid" style:text-underline-type="double" style:text-underline-width="auto" style:text-underline-color="font-color" fo:font-weight="normal" officeooo:rsid="003ce072" style:font-weight-asian="normal" style:font-weight-complex="normal"/>
    </style:style>
    <style:style style:name="T17" style:family="text">
      <style:text-properties officeooo:rsid="0038967c"/>
    </style:style>
    <style:style style:name="T18" style:family="text">
      <style:text-properties officeooo:rsid="00389bb9"/>
    </style:style>
    <style:style style:name="T19" style:family="text">
      <style:text-properties style:text-underline-style="none"/>
    </style:style>
    <style:style style:name="T20" style:family="text">
      <style:text-properties officeooo:rsid="0035f0db"/>
    </style:style>
    <style:style style:name="T21" style:family="text">
      <style:text-properties style:text-underline-style="solid" style:text-underline-width="auto" style:text-underline-color="font-color" fo:font-weight="bold" officeooo:rsid="00389bb9" style:font-weight-asian="bold" style:font-weight-complex="bold"/>
    </style:style>
    <style:style style:name="T22" style:family="text">
      <style:text-properties style:text-underline-style="solid" style:text-underline-type="double" style:text-underline-width="auto" style:text-underline-color="font-color" officeooo:rsid="00389bb9"/>
    </style:style>
    <style:style style:name="T23" style:family="text">
      <style:text-properties style:text-underline-style="solid" style:text-underline-type="double" style:text-underline-width="auto" style:text-underline-color="font-color"/>
    </style:style>
    <style:style style:name="T24" style:family="text">
      <style:text-properties officeooo:rsid="003b39be"/>
    </style:style>
    <style:style style:name="T25" style:family="text">
      <style:text-properties style:text-underline-style="solid" style:text-underline-width="auto" style:text-underline-color="font-color" fo:font-weight="bold" officeooo:rsid="003e8589" style:font-weight-asian="bold" style:font-weight-complex="bold"/>
    </style:style>
    <style:style style:name="T26" style:family="text">
      <style:text-properties style:text-underline-style="none" fo:font-weight="normal" officeooo:rsid="0038967c" style:font-weight-asian="normal" style:font-weight-complex="normal"/>
    </style:style>
    <style:style style:name="T27" style:family="text">
      <style:text-properties style:text-underline-style="solid" style:text-underline-type="double" style:text-underline-width="auto" style:text-underline-color="font-color" fo:font-weight="normal" officeooo:rsid="003e8589" style:font-weight-asian="normal" style:font-weight-complex="normal"/>
    </style:style>
    <style:style style:name="T28" style:family="text">
      <style:text-properties officeooo:rsid="00177113"/>
    </style:style>
    <style:style style:name="T29" style:family="text">
      <style:text-properties officeooo:rsid="0021ac3f"/>
    </style:style>
    <style:style style:name="T30" style:family="text">
      <style:text-properties officeooo:rsid="00418b0b"/>
    </style:style>
    <style:style style:name="T31" style:family="text">
      <style:text-properties officeooo:rsid="003a8bf6"/>
    </style:style>
    <style:style style:name="T32" style:family="text">
      <style:text-properties officeooo:rsid="0038b612"/>
    </style:style>
    <style:style style:name="T33" style:family="text">
      <style:text-properties officeooo:rsid="003c437c"/>
    </style:style>
    <style:style style:name="T34" style:family="text">
      <style:text-properties officeooo:rsid="003ea4ea"/>
    </style:style>
    <style:style style:name="T35" style:family="text">
      <style:text-properties style:text-underline-style="none" fo:font-weight="normal" style:font-weight-asian="normal" style:font-weight-complex="normal"/>
    </style:style>
    <style:style style:name="T36" style:family="text">
      <style:text-properties style:text-underline-style="solid" style:text-underline-width="auto" style:text-underline-color="font-color" fo:font-weight="bold" officeooo:rsid="003ea4ea" style:font-weight-asian="bold" style:font-weight-complex="bold"/>
    </style:style>
    <style:style style:name="T37" style:family="text">
      <style:text-properties style:text-underline-style="solid" style:text-underline-type="double" style:text-underline-width="auto" style:text-underline-color="font-color" officeooo:rsid="00401e5e"/>
    </style:style>
    <style:style style:name="T38" style:family="text">
      <style:text-properties officeooo:rsid="00401e5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1_3888555425"/>Tarea Empresa<text:bookmark-end text:name="__RefHeading___Toc1_3888555425"/></text:h>
      <text:p text:style-name="P2">EMPRESA (NSS, nombre-empl, dirección, salario, sexo, fecha-nac, num-depart, nombre-depart,</text:p>
      <text:p text:style-name="P2">idlugar, nombre-lugar, metros, num-proyecto, nombre-proyecto, presupuesto, duración,</text:p>
      <text:p text:style-name="P2">numHorasSemanales)</text:p>
      <text:p text:style-name="P2">Se considera los siguientes supuestos semánticos:</text:p>
      <text:p text:style-name="P2">1. De cada empleado se guarda el nombre completo (pueden coincidir dos empleados llamados iguales), número de seguridad social, dirección, salario, sexo y fecha de nacimiento. Todo empleado está asignado a un departamento y puede trabajar en varios proyectos, guardándose también el número de horas por semana que un empleado trabaja en cada proyecto.</text:p>
      <text:p text:style-name="P2">2. Cada departamento se identifica por un numero y se guarda el nombre ( único) y está distribuido en un lugar.</text:p>
      <text:p text:style-name="P2">3. Cada lugar se identifica por un código, tiene un nombre único y se guardan los metros cuadrados.</text:p>
      <text:p text:style-name="P2">4. Cada proyecto se identifica por un numero y se guarda el nombre (único), presupuesto y duración</text:p>
      <text:p text:style-name="P3"/>
      <text:p text:style-name="P2">1) Comentar los problemas y anomalías de la anterior relación.</text:p>
      <text:p text:style-name="P2">2) Establecer las dependencias funcionales.</text:p>
      <text:p text:style-name="P2">3) Establece las claves candidatas (primaria y alternativa)</text:p>
      <text:p text:style-name="P2">4) Normalizar hasta la FNBC</text:p>
      <text:p text:style-name="P4"/>
      <text:h text:style-name="P5" text:outline-level="2">Problemas de inserción:</text:h>
      <text:p text:style-name="P6"/>
      <text:h text:style-name="P5" text:outline-level="2">Problemas de actualización:</text:h>
      <text:p text:style-name="P6"/>
      <text:h text:style-name="P5" text:outline-level="2">Problemas de borrado: </text:h>
      <text:p text:style-name="P6"/>
      <text:h text:style-name="P5" text:outline-level="2"><text:bookmark-start text:name="__RefHeading___Toc120_4159016690"/><text:span text:style-name="T1">1. </text:span>Dependencias funcionales:<text:bookmark-end text:name="__RefHeading___Toc120_4159016690"/></text:h>
      <text:p text:style-name="P7">EMPRESA (NSS, nombre-empl, dirección, salario, sexo, fecha-nac, num-depart, nombre-depart,</text:p>
      <text:p text:style-name="P7">idlugar, nombre-lugar, metros, num-proyecto, nombre-proyecto, presupuesto, duración,</text:p>
      <text:p text:style-name="P7">numHorasSemanales)</text:p>
      <text:p text:style-name="P7"/>
      <text:p text:style-name="P8"><text:soft-page-break/>num-depart ↔ <text:span text:style-name="T2">nombre-depart</text:span></text:p>
      <text:p text:style-name="P9">num-depart → <text:span text:style-name="T3">idLugar </text:span></text:p>
      <text:p text:style-name="P8">NSS → dirección , salario , sexo , fecha, num-depart, <text:span text:style-name="T4">nombre-empl</text:span></text:p>
      <text:p text:style-name="P10">IdLugar ↔ nombre_lugar</text:p>
      <text:p text:style-name="P3">idLugar → metros</text:p>
      <text:p text:style-name="P3">Num-proyecto ↔ nombre_proyecto</text:p>
      <text:p text:style-name="P3">num-proyecto → presupuesto , duración </text:p>
      <text:p text:style-name="P11">NSS + num-proyecto → numHorasSemanales</text:p>
      <text:h text:style-name="P5" text:outline-level="2"><text:bookmark-start text:name="__RefHeading___Toc122_4159016690"/><text:span text:style-name="T1">2.1 </text:span>Identificación de claves candidatas<text:bookmark-end text:name="__RefHeading___Toc122_4159016690"/></text:h>
      <text:p text:style-name="P12">¿Que son las claves candidatas? Claves primarias y alternativas <text:span text:style-name="T5">que te den el resultado de todos los atributos</text:span></text:p>
      <text:list text:style-name="L1">
        <text:list-item>
          <text:p text:style-name="P13">Claves primarias : <text:span text:style-name="T6">num-depart + num-proyecto </text:span></text:p>
        </text:list-item>
        <text:list-item>
          <text:p text:style-name="P14">Claves alternativas : </text:p>
          <text:p text:style-name="P14">numero-depart + num-proyecto</text:p>
          <text:p text:style-name="P13"><text:s/><text:span text:style-name="T6">nombrer-depart + num-proyecto </text:span></text:p>
          <text:p text:style-name="P14">num-depart + nombre-proyecto</text:p>
          <text:p text:style-name="P14">nombre-depart + nombre-proyecto</text:p>
          <text:p text:style-name="P13"/>
        </text:list-item>
      </text:list>
      <text:h text:style-name="P5" text:outline-level="2"><text:bookmark-start text:name="__RefHeading___Toc124_4159016690"/><text:span text:style-name="T1">2.2 </text:span>Identificación atributos primos y no primos<text:bookmark-end text:name="__RefHeading___Toc124_4159016690"/></text:h>
      <text:p text:style-name="P15">Los atributos primos son los atributos que son alguna clave pero los no primos son los que pertenecen a una clave pero no lo son . </text:p>
      <text:p text:style-name="P16">EMPRESA (<text:span text:style-name="T7">NSS</text:span>, nombre-empl, dirección, salario, sexo, fecha-nac, num-depart, nombre-depart,</text:p>
      <text:p text:style-name="P16">idlugar, nombre-lugar, metros, <text:span text:style-name="T7">num-proyecto</text:span>, nombre-proyecto, presupuesto, duración,</text:p>
      <text:p text:style-name="P16">numHorasSemanales)</text:p>
      <text:h text:style-name="P5" text:outline-level="2"><text:bookmark-start text:name="__RefHeading___Toc126_4159016690"/><text:span text:style-name="T1">3.1 </text:span>Proceso de normalización 1FN<text:bookmark-end text:name="__RefHeading___Toc126_4159016690"/></text:h>
      <text:p text:style-name="P12">Lo que se busca en este proceso es que no haya atributos multivalorados, <text:span text:style-name="T8">tenemos varias opciones: </text:span></text:p>
      <text:p text:style-name="P12"><text:tab/><text:span text:style-name="T8">1.Pasar la multivalorada como clave para que así solo haya uno pero se tendrían que repetir las filas con todos los datos por cada valor del multivalorado por lo que existiría la redundancia de datos</text:span></text:p>
      <text:p text:style-name="P17">Si , esta tabla cumple con esta regla debido a que es atómica. </text:p>
      <text:h text:style-name="P5" text:outline-level="2" text:is-list-header="true"><text:soft-page-break/></text:h>
      <text:h text:style-name="P5" text:outline-level="2"><text:bookmark-start text:name="__RefHeading___Toc128_4159016690"/>3.2 Proceso de normalización 2FN<text:bookmark-end text:name="__RefHeading___Toc128_4159016690"/></text:h>
      <text:p text:style-name="P18">Dependencias parciales / <text:span text:style-name="T9">Justificación: </text:span></text:p>
      <text:p text:style-name="P17">cod-proyecto → nombrerProyecto, <text:span text:style-name="T10">presupuesto , duración </text:span></text:p>
      <text:p text:style-name="P19">NSS → <text:span text:style-name="T11">dirección , salario , sexo , fecha, num-depart, </text:span>nombre-depart , <text:span text:style-name="T12">idLugar, nombre-lugar , metros</text:span> , <text:span text:style-name="T4">nombre-empl</text:span></text:p>
      <text:p text:style-name="P20"><text:span text:style-name="T13">Solución</text:span> : </text:p>
      <text:p text:style-name="P21">PROYECTO-NSS(<text:span text:style-name="T7">cod-proyecto, </text:span><text:span text:style-name="T14">num-proyecto</text:span><text:span text:style-name="T15">, </text:span><text:span text:style-name="T16">nombre-proyecto</text:span><text:span text:style-name="T17"> </text:span><text:span text:style-name="T18">numHorasSemanales</text:span>)</text:p>
      <text:p text:style-name="P22">TRABAJADOR(<text:span text:style-name="T7">NSS</text:span> , <text:span text:style-name="T19">nombre-empl</text:span> , <text:span text:style-name="T11">dirección , salario , sexo , fecha, <text:s/>num-depart, </text:span><text:span text:style-name="T20">nombre-depart , </text:span><text:span text:style-name="T12">idLugar, nombre-lugar , metros</text:span>)</text:p>
      <text:p text:style-name="P23">PROYECTO(<text:span text:style-name="T7">cod-proyecto</text:span>, preosupuesto , duración )</text:p>
      <text:h text:style-name="P5" text:outline-level="2"><text:bookmark-start text:name="__RefHeading___Toc130_4159016690"/>3.3 Proceso de normalización 3FN<text:bookmark-end text:name="__RefHeading___Toc130_4159016690"/></text:h>
      <text:p text:style-name="P23">TRABAJADOR no está en 3FN </text:p>
      <text:p text:style-name="P24">num-depart → nombre-depart , <text:s/><text:span text:style-name="T12">idLugar, nombre-lugar , metros</text:span></text:p>
      <text:p text:style-name="P24">Desglose: </text:p>
      <text:p text:style-name="P24">TRABAJADOR(<text:span text:style-name="T18">TRABAJADOR(</text:span><text:span text:style-name="T21">NSS</text:span><text:span text:style-name="T18"> , </text:span><text:span text:style-name="T22">nombre-empl</text:span><text:span text:style-name="T18"> , </text:span><text:span text:style-name="T11">dirección , salario , sexo , fecha</text:span>)</text:p>
      <text:p text:style-name="P24">DEPARTAMENTO(<text:span text:style-name="T7">cod-depart</text:span>, <text:span text:style-name="T23">nombre-depart </text:span>, IdLugar, nombre-lugar , metros)</text:p>
      <text:p text:style-name="P24"/>
      <text:p text:style-name="P25">DEPARTAMENTO no está en 3FN </text:p>
      <text:p text:style-name="P25">ÍdLugar → nombre-lugar , metros</text:p>
      <text:p text:style-name="P25">LUGAR(<text:span text:style-name="T7">IdLugar</text:span>, <text:span text:style-name="T23">nombre-lugar</text:span> , metros)</text:p>
      <text:p text:style-name="P26">DEPARTAMENTO(<text:span text:style-name="T7">cod-depart</text:span>, <text:span text:style-name="T23">nombre-depart </text:span>)</text:p>
      <text:p text:style-name="P24"/>
      <text:p text:style-name="P24"><text:span text:style-name="T24">Tablas en total: </text:span><text:s/></text:p>
      <text:p text:style-name="P27">TRABAJADOR(<text:span text:style-name="T18">TRABAJADOR(</text:span><text:span text:style-name="T21">NSS</text:span><text:span text:style-name="T18"> , </text:span><text:span text:style-name="T22">nombre-empl</text:span><text:span text:style-name="T18"> , </text:span><text:span text:style-name="T11">dirección , salario , sexo , fecha</text:span>)</text:p>
      <text:p text:style-name="P27">DEPARTAMENTO(<text:span text:style-name="T7">cod-depart</text:span>, <text:span text:style-name="T23">nombre-depart </text:span>, IdLugar, nombre-lugar , metros)</text:p>
      <text:p text:style-name="P28">PROYECTO(<text:span text:style-name="T7">cod-proyecto</text:span>, preosupuesto , duración )</text:p>
      <text:p text:style-name="P29">PROYECTO-NSS(<text:span text:style-name="T7">cod-proyecto, </text:span><text:span text:style-name="T25">NSS</text:span><text:span text:style-name="T15">,</text:span><text:span text:style-name="T26"> </text:span><text:span text:style-name="T27">nombre-proyect</text:span><text:span text:style-name="T26"> </text:span><text:span text:style-name="T18">numHorasSemanales</text:span>)</text:p>
      <text:p text:style-name="P25">LUGAR(<text:span text:style-name="T7">IdLugar</text:span>, <text:span text:style-name="T23">nombre-lugar</text:span> , metros)</text:p>
      <text:p text:style-name="P30"/>
      <text:h text:style-name="P5" text:outline-level="2"><text:soft-page-break/><text:span text:style-name="T28"><text:s/></text:span><text:span text:style-name="T29"><text:s/></text:span><text:span text:style-name="T30">3.4 Proceso de normalización </text:span>FNBC</text:h>
      <text:p text:style-name="P31">TRABAJADOR SÍ ESTA EN 3FN</text:p>
      <text:p text:style-name="P31"><text:span text:style-name="T31">DEPARTAMENTO</text:span> SÍ ESTA EN 3FN</text:p>
      <text:p text:style-name="P31"><text:span text:style-name="T32">PROYECTO</text:span> SÍ ESTA EN 3FN</text:p>
      <text:p text:style-name="P31"><text:span text:style-name="T33">LUGAR</text:span> SÍ ESTA EN 3FN</text:p>
      <text:p text:style-name="P31"><text:span text:style-name="T4">PROYECTO-NSS</text:span> NO ESTA EN 3FN</text:p>
      <text:p text:style-name="P31"/>
      <text:p text:style-name="P31">Justificación :</text:p>
      <text:p text:style-name="P31">cod-proyecto &lt;-&gt; nombre-proyect</text:p>
      <text:p text:style-name="P31">Dependencias funcionales : </text:p>
      <text:p text:style-name="P31">cod-proyecto + <text:span text:style-name="T34">NSS</text:span> -&gt; Sí es C.C (c.p)</text:p>
      <text:p text:style-name="P32">nombre-proyect + NSS -&gt; Sí es CC CA</text:p>
      <text:p text:style-name="P32">cod-proyecto -&gt; no es</text:p>
      <text:p text:style-name="P32">nombre-proyecto -&gt; no es</text:p>
      <text:p text:style-name="P32"/>
      <text:p text:style-name="P32">PROYECTO2(<text:span text:style-name="T7">num-proyecto</text:span> , <text:span text:style-name="T35">nombre-proyecto</text:span>)</text:p>
      <text:p text:style-name="P33">PROYECTO-NSS<text:span text:style-name="T34">2(</text:span><text:span text:style-name="T36">num-proyecto, NSS</text:span><text:span text:style-name="T34">)</text:span></text:p>
      <text:p text:style-name="P33"/>
      <text:p text:style-name="P32">Las claves de las tablas se únen y formar una única. </text:p>
      <text:p text:style-name="P32">TABLAS RESULTANTES:</text:p>
      <text:p text:style-name="P32"/>
      <text:p text:style-name="P34">TRABAJADOR(<text:span text:style-name="T18">TRABAJADOR(</text:span><text:span text:style-name="T21">NSS</text:span><text:span text:style-name="T18"> , </text:span><text:span text:style-name="T22">nombre-empl</text:span><text:span text:style-name="T18"> , </text:span><text:span text:style-name="T11">dirección , salario , sexo , fecha</text:span>)</text:p>
      <text:p text:style-name="P34"/>
      <text:p text:style-name="P34">DEPARTAMENTO(<text:span text:style-name="T7">cod-depart</text:span>, <text:span text:style-name="T23">nombre-depart </text:span>, IdLugar, nombre-lugar , metros)</text:p>
      <text:p text:style-name="P34"/>
      <text:p text:style-name="P35">PROYECTO(<text:span text:style-name="T7">cod-proyecto</text:span>, <text:span text:style-name="T37">nombre-proyecto</text:span><text:span text:style-name="T38"> , </text:span>preosupuesto , duración )</text:p>
      <text:p text:style-name="P35"/>
      <text:p text:style-name="P36">PROYECTO-NSS(<text:span text:style-name="T7">cod-proyecto, </text:span><text:span text:style-name="T25">NSS</text:span><text:span text:style-name="T15">,</text:span><text:span text:style-name="T26"> </text:span><text:span text:style-name="T18">numHorasSemanales</text:span>)</text:p>
      <text:p text:style-name="P36"/>
      <text:p text:style-name="P37">LUGAR(<text:span text:style-name="T7">IdLugar</text:span>, <text:span text:style-name="T23">nombre-lugar</text:span> , metros)</text:p>
      <text:p text:style-name="P32"/>
      <text:p text:style-name="P32"/>
      <text:p text:style-name="P31"><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Explicación" style:family="paragraph" style:parent-style-name="Text_20_body">
      <loext:graphic-properties draw:fill="solid" draw:fill-color="#dddddd"/>
      <style:paragraph-properties fo:background-color="#dddddd" fo:padding="0.199cm" fo:border="0.51pt solid #000000"/>
      <style:text-properties fo:color="#ff0000" loext:opacity="100%" fo:font-size="8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Error" style:family="paragraph" style:parent-style-name="Standard" style:next-style-name="Text_20_body">
      <style:paragraph-properties fo:padding="0.199cm" fo:border="0.51pt solid #000000"/>
    </style:style>
    <style:style style:name="List_20_Contents" style:display-name="List Contents" style:family="paragraph" style:parent-style-name="Standard" style:class="html">
      <style:paragraph-properties fo:margin-left="1cm"/>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1T15:23:47.987000000</meta:creation-date>
    <dc:date>2025-01-18T16:06:47.761000000</dc:date>
    <meta:editing-duration>PT3H59M24S</meta:editing-duration>
    <meta:editing-cycles>48</meta:editing-cycles>
    <meta:generator>LibreOffice/24.8.4.2$Windows_X86_64 LibreOffice_project/bb3cfa12c7b1bf994ecc5649a80400d06cd71002</meta:generator>
    <meta:document-statistic meta:table-count="0" meta:image-count="0" meta:object-count="0" meta:page-count="5" meta:paragraph-count="92" meta:word-count="660" meta:character-count="4782" meta:non-whitespace-character-count="4195"/>
  </office:meta>
</office:document-meta>
</file>